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ges Needed since Rev3 was produced on Jul 2021</text:p>
          </table:table-cell>
        </table:table-row>
        <table:table-row table:style-name="ro1">
          <table:table-cell/>
          <table:table-cell office:value-type="string" calcext:value-type="string">
            <text:p>Rev 3 Change Lis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date the C1812 output capacitor pads to be NON-Handsoldered in order for PCBWAY to produce then with a machine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0:53:24.868131739</meta:creation-date>
    <dc:date>2021-07-16T10:56:12.279502393</dc:date>
    <meta:editing-duration>PT2M48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